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16.942cm"/>
    </style:style>
    <style:style style:name="Table1.A" style:family="table-column">
      <style:table-column-properties style:column-width="3.438cm" style:rel-column-width="13298*"/>
    </style:style>
    <style:style style:name="Table1.B" style:family="table-column">
      <style:table-column-properties style:column-width="2.487cm" style:rel-column-width="9620*"/>
    </style:style>
    <style:style style:name="Table1.C" style:family="table-column">
      <style:table-column-properties style:column-width="2.117cm" style:rel-column-width="8187*"/>
    </style:style>
    <style:style style:name="Table1.D" style:family="table-column">
      <style:table-column-properties style:column-width="0.714cm" style:rel-column-width="2763*"/>
    </style:style>
    <style:style style:name="Table1.E" style:family="table-column">
      <style:table-column-properties style:column-width="0.291cm" style:rel-column-width="1125*"/>
    </style:style>
    <style:style style:name="Table1.F" style:family="table-column">
      <style:table-column-properties style:column-width="4.524cm" style:rel-column-width="17501*"/>
    </style:style>
    <style:style style:name="Table1.G" style:family="table-column">
      <style:table-column-properties style:column-width="3.371cm" style:rel-column-width="13041*"/>
    </style:style>
    <style:style style:name="Table1.A1" style:family="table-cell">
      <style:table-cell-properties fo:border="none" fo:padding="0.097cm"/>
    </style:style>
    <style:style style:name="Table1.A11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1" style:family="table-cell">
      <style:table-cell-properties fo:border="0.002cm solid #000000" fo:padding="0.097cm"/>
    </style:style>
    <style:style style:name="Table1.A14" style:family="table-cell">
      <style:table-cell-properties fo:border-bottom="0.002cm solid #000000" fo:border-right="none" fo:padding="0.097cm" fo:border-left="none" fo:border-top="none"/>
    </style:style>
    <style:style style:name="Table1.G14" style:family="table-cell">
      <style:table-cell-properties fo:border-bottom="0.002cm solid #0047ff" fo:border-right="none" fo:padding="0.097cm" fo:border-left="none" fo:border-top="none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52503*"/>
    </style:style>
    <style:style style:name="Table2.B" style:family="table-column">
      <style:table-column-properties style:column-width="3.369cm" style:rel-column-width="13032*"/>
    </style:style>
    <style:style style:name="Table2.A1" style:family="table-cell">
      <style:table-cell-properties fo:border-bottom="none" fo:border-right="0.002cm solid #0047ff" fo:padding="0.097cm" fo:border-left="0.002cm solid #000000" fo:border-top="0.002cm solid #000000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3" style:family="table-cell">
      <style:table-cell-properties fo:border="none" fo:padding="0.097cm"/>
    </style:style>
    <style:style style:name="Table2.A5" style:family="table-cell">
      <style:table-cell-properties fo:border-bottom="none" fo:border-right="none" fo:padding="0.097cm" fo:border-left="none" fo:border-top="0.002cm solid #000000"/>
    </style:style>
    <style:style style:name="Table3" style:family="table">
      <style:table-properties table:align="margins" fo:margin-left="-0.021cm" fo:margin-right="0cm" style:may-break-between-rows="false" style:width="16.963cm"/>
    </style:style>
    <style:style style:name="Table3.A" style:family="table-column">
      <style:table-column-properties style:column-width="3.702cm" style:rel-column-width="14303*"/>
    </style:style>
    <style:style style:name="Table3.B" style:family="table-column">
      <style:table-column-properties style:column-width="1.958cm" style:rel-column-width="7564*"/>
    </style:style>
    <style:style style:name="Table3.C" style:family="table-column">
      <style:table-column-properties style:column-width="2.831cm" style:rel-column-width="10937*"/>
    </style:style>
    <style:style style:name="Table3.D" style:family="table-column">
      <style:table-column-properties style:column-width="1.905cm" style:rel-column-width="7359*"/>
    </style:style>
    <style:style style:name="Table3.E" style:family="table-column">
      <style:table-column-properties style:column-width="3.201cm" style:rel-column-width="12368*"/>
    </style:style>
    <style:style style:name="Table3.F" style:family="table-column">
      <style:table-column-properties style:column-width="3.366cm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0047ff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P11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COLGATE PALMOLIVE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#&lt;Customer:0xb637b228&gt;

#&lt;Customer:0xb637b228&gt;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Mario Riossi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 - P.IVA 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fattura
</text:p>
          </table:table-cell>
          <table:table-cell office:value-type="string" table:style-name="Table1.A1">
            <text:p text:style-name="P6">
n. fattura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7/04/2009
</text:p>
          </table:table-cell>
          <table:table-cell office:value-type="string" table:style-name="Table1.A11">
            <text:p text:style-name="Table_20_Contents">
001/2009
</text:p>
          </table:table-cell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COLGATE OHM 2009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6">
mod.pagamento
</text:p>
          </table:table-cell>
          <table:covered-table-cell/>
          <table:table-cell office:value-type="string" table:style-name="Table1.A1">
            <text:p text:style-name="P6">
consegna.
</text:p>
          </table:table-cell>
          <table:table-cell office:value-type="string" table:number-columns-spanned="4" table:style-name="Table1.A1">
            <text:p text:style-name="P6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60 giorni
</text:p>
          </table:table-cell>
          <table:covered-table-cell/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53400 DT 232112321 DHGD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4">
            <text:p text:style-name="P6">
descrizio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G14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6  illustrazioni 3d, alta definizione
</text:p>
          </table:table-cell>
          <table:table-cell office:value-type="string" table:style-name="Table2.B2">
            <text:p text:style-name="P7">
€1.200,00
</text:p>
          </table:table-cell>
        </table:table-row>
        <table:table-row>
          <table:table-cell office:value-type="string" table:style-name="Table2.A2">
            <text:p text:style-name="Table_20_Contents">
N. 1  CONSUNTIVO VOLANTINI
</text:p>
          </table:table-cell>
          <table:table-cell office:value-type="string" table:style-name="Table2.B2">
            <text:p text:style-name="P7">
€2.550,00
</text:p>
          </table:table-cell>
        </table:table-row>
        <table:table-row>
          <table:table-cell office:value-type="string" table:style-name="Table2.A2">
            <text:p text:style-name="Table_20_Contents">
N. 1  PLAX agenzia e prestampa materiali
</text:p>
          </table:table-cell>
          <table:table-cell office:value-type="string" table:style-name="Table2.B2">
            <text:p text:style-name="P7">
€2.070,00
</text:p>
          </table:table-cell>
        </table:table-row>
        <table:table-row>
          <table:table-cell office:value-type="string" table:style-name="Table2.A2">
            <text:p text:style-name="Table_20_Contents">
N. 1  ADV lavorazione esecutivi campagna, adattamenti e prove colroe
</text:p>
          </table:table-cell>
          <table:table-cell office:value-type="string" table:style-name="Table2.B2">
            <text:p text:style-name="P7">
€4.240,00
</text:p>
          </table:table-cell>
        </table:table-row>
        <table:table-row>
          <table:table-cell office:value-type="string" table:number-columns-spanned="2" table:style-name="Table2.A3">
            <text:p text:style-name="Table_20_Contents"/>
          </table:table-cell>
          <table:covered-table-cell/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10.06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2.012,0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12.072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2:38:45</dc:date>
    <meta:editing-cycles>267</meta:editing-cycles>
    <meta:editing-duration>PT11H2M18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3" meta:word-count="89" meta:character-count="878"/>
  </office:meta>
</office:document-meta>
</file>